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in" fo:border="none"/>
    </style:style>
    <style:style style:name="P2" style:family="paragraph" style:parent-style-name="Text_20_body" style:list-style-name="L1">
      <style:paragraph-properties fo:padding="0in" fo:border="non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78915219336930282" text:style-name="L1">
        <text:list-item>
          <text:p text:style-name="P1">Can you provide an overview of your experience in the realty/real estate industry?</text:p>
        </text:list-item>
        <text:list-item>
          <text:p text:style-name="P1">How do you define realty and its significance in the context of the real estate market?</text:p>
        </text:list-item>
        <text:list-item>
          <text:p text:style-name="P1">What factors do you consider when evaluating the potential of a property for investment?</text:p>
        </text:list-item>
        <text:list-item>
          <text:p text:style-name="P1">How do you stay updated on the latest market trends and changes in the real estate industry?</text:p>
        </text:list-item>
        <text:list-item>
          <text:p text:style-name="P1">Can you discuss a recent market analysis or trend report that you have worked on? What insights did it reveal?</text:p>
        </text:list-item>
        <text:list-item>
          <text:p text:style-name="P1">What strategies do you employ to identify emerging real estate trends that could impact investment decisions?</text:p>
        </text:list-item>
        <text:list-item>
          <text:p text:style-name="P1">How do you assess the value of a property? What factors and methods do you use for property valuation?</text:p>
        </text:list-item>
        <text:list-item>
          <text:p text:style-name="P1">In your experience, what are the key challenges faced by buyers in the current real estate market?</text:p>
        </text:list-item>
        <text:list-item>
          <text:p text:style-name="P1">How do you tailor your approach when working with sellers to maximize the sale potential of their property?</text:p>
        </text:list-item>
        <text:list-item>
          <text:p text:style-name="P1">What qualities do you believe make a successful real estate agent?</text:p>
        </text:list-item>
        <text:list-item>
          <text:p text:style-name="P1">Can you discuss your experience in property management and the key responsibilities involved?</text:p>
        </text:list-item>
        <text:list-item>
          <text:p text:style-name="P1">How do you navigate the financing process when it comes to real estate transactions?</text:p>
        </text:list-item>
        <text:list-item>
          <text:p text:style-name="P1">What steps do you take to conduct effective market research and gather data for analysis?</text:p>
        </text:list-item>
        <text:list-item>
          <text:p text:style-name="P1">How do you leverage market intelligence to make informed investment decisions?</text:p>
        </text:list-item>
        <text:list-item>
          <text:p text:style-name="P1">Can you provide an example of a successful real estate investment project you've worked on? What made it successful?</text:p>
        </text:list-item>
        <text:list-item>
          <text:p text:style-name="P1">How do you utilize data analysis to identify market trends and predict future developments?</text:p>
        </text:list-item>
        <text:list-item>
          <text:p text:style-name="P1">What tools or software do you use to streamline property listings and ensure maximum exposure for sellers?</text:p>
        </text:list-item>
        <text:list-item>
          <text:p text:style-name="P1">How do you approach negotiations with buyers and sellers to achieve favorable outcomes for your clients?</text:p>
        </text:list-item>
        <text:list-item>
          <text:p text:style-name="P1">Can you share an experience where you successfully managed a complex real estate transaction?</text:p>
        </text:list-item>
        <text:list-item>
          <text:p text:style-name="P2">How do you maintain professionalism and ethical standards in your realty/real estate practic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ony Hylton</meta:initial-creator>
    <meta:creation-date>2023-06-30T21:09:47.12</meta:creation-date>
    <meta:document-statistic meta:table-count="0" meta:image-count="0" meta:object-count="0" meta:page-count="1" meta:paragraph-count="20" meta:word-count="327" meta:character-count="1940"/>
    <dc:date>2023-06-30T21:10:39.13</dc:date>
    <dc:creator>Anthony Hylton</dc:creator>
    <meta:editing-duration>PT52S</meta:editing-duration>
    <meta:editing-cycles>1</meta:editing-cycles>
    <meta:generator>OpenOffice/4.1.14$Win32 OpenOffice.org_project/4114m1$Build-9811</meta:generator>
  </office:meta>
</office:document-meta>
</file>